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0097C6BA6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4" style:family="table">
      <style:table-properties style:width="18.004cm" table:align="margins" style:writing-mode="lr-tb"/>
    </style:style>
    <style:style style:name="Tableau4.A" style:family="table-column">
      <style:table-column-properties style:column-width="18.004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fo:font-weight="bold" style:font-size-asian="14pt" style:font-weight-asian="bold"/>
    </style:style>
    <style:style style:name="P2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fo:font-size="14pt" fo:font-weight="bold" officeooo:rsid="000e6de0" officeooo:paragraph-rsid="000e6de0" style:font-size-asian="14pt" style:font-weight-asian="bold"/>
    </style:style>
    <style:style style:name="P4" style:family="paragraph" style:parent-style-name="Header">
      <style:paragraph-properties>
        <style:tab-stops/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Header">
      <style:paragraph-properties>
        <style:tab-stops/>
      </style:paragraph-properties>
      <style:text-properties fo:font-size="12pt"/>
    </style:style>
    <style:style style:name="P8" style:family="paragraph" style:parent-style-name="Header">
      <style:paragraph-properties>
        <style:tab-stops/>
      </style:paragraph-properties>
      <style:text-properties fo:font-size="12pt" officeooo:paragraph-rsid="0011b70b"/>
    </style:style>
    <style:style style:name="P9" style:family="paragraph" style:parent-style-name="Header">
      <style:paragraph-properties>
        <style:tab-stops/>
      </style:paragraph-properties>
      <style:text-properties fo:font-size="12pt" officeooo:rsid="0012ab3f" officeooo:paragraph-rsid="0012ab3f"/>
    </style:style>
    <style:style style:name="P10" style:family="paragraph" style:parent-style-name="Header">
      <style:paragraph-properties>
        <style:tab-stops/>
      </style:paragraph-properties>
      <style:text-properties style:font-name="Times New Roman1" fo:font-size="12pt" style:text-underline-style="none" fo:font-weight="normal" style:font-weight-asian="normal" style:font-weight-complex="normal"/>
    </style:style>
    <style:style style:name="P11" style:family="paragraph" style:parent-style-name="Header">
      <style:paragraph-properties>
        <style:tab-stops/>
      </style:paragraph-properties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Header">
      <style:paragraph-properties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Header">
      <style:paragraph-properties>
        <style:tab-stops/>
      </style:paragraph-properties>
      <style:text-properties fo:font-weight="bold" style:font-weight-asian="bold"/>
    </style:style>
    <style:style style:name="P14" style:family="paragraph" style:parent-style-name="Header">
      <style:paragraph-properties>
        <style:tab-stops/>
      </style:paragraph-properties>
      <style:text-properties fo:font-style="italic" fo:font-weight="bold" style:font-style-asian="italic" style:font-weight-asian="bold"/>
    </style:style>
    <style:style style:name="P15" style:family="paragraph" style:parent-style-name="Header">
      <style:paragraph-properties>
        <style:tab-stops/>
      </style:paragraph-properties>
      <style:text-properties fo:font-style="italic" fo:font-weight="bold" officeooo:rsid="000e6de0" officeooo:paragraph-rsid="000e6de0" style:font-style-asian="italic" style:font-weight-asian="bold"/>
    </style:style>
    <style:style style:name="P16" style:family="paragraph" style:parent-style-name="Footer">
      <style:paragraph-properties fo:padding="0.049cm" fo:border="0.51pt solid #000000" style:shadow="none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a1f1" officeooo:paragraph-rsid="001ca1f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1ca1f1" officeooo:paragraph-rsid="001d549f" style:font-style-asian="italic" style:font-style-complex="italic"/>
    </style:style>
    <style:style style:name="P21" style:family="paragraph" style:parent-style-name="Standard">
      <style:paragraph-properties fo:padding-left="0.141cm" fo:padding-right="0.141cm" fo:padding-top="0.035cm" fo:padding-bottom="0.035cm" fo:border="0.06pt solid #000000"/>
      <style:text-properties fo:font-style="italic" fo:font-weight="bold" style:font-style-asian="italic" style:font-weight-asian="bold"/>
    </style:style>
    <style:style style:name="P22" style:family="paragraph" style:parent-style-name="Standard">
      <style:paragraph-properties fo:padding-left="0.141cm" fo:padding-right="0.141cm" fo:padding-top="0.035cm" fo:padding-bottom="0.035cm" fo:border="0.06pt solid #000000"/>
      <style:text-properties fo:font-style="italic" style:font-style-asian="italic"/>
    </style:style>
    <style:style style:name="P23" style:family="paragraph" style:parent-style-name="Standard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11b70b"/>
    </style:style>
    <style:style style:name="P25" style:family="paragraph" style:parent-style-name="Standard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text-underline-style="none"/>
    </style:style>
    <style:style style:name="P27" style:family="paragraph" style:parent-style-name="Standard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text-underline-style="none" fo:font-weight="bold" style:font-weight-asian="bold"/>
    </style:style>
    <style:style style:name="P28" style:family="paragraph" style:parent-style-name="Standard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tyle="normal" officeooo:rsid="001134c7" officeooo:paragraph-rsid="001134c7" style:font-style-asian="normal" style:font-style-complex="normal"/>
    </style:style>
    <style:style style:name="P30" style:family="paragraph" style:parent-style-name="Header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ize="12pt" style:text-underline-style="none" fo:font-weight="normal" style:font-weight-asian="normal" style:font-weight-complex="normal"/>
    </style:style>
    <style:style style:name="P31" style:family="paragraph" style:parent-style-name="Header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ize="12pt" style:text-underline-style="none" fo:font-weight="normal" officeooo:rsid="0018fd9c" officeooo:paragraph-rsid="00163751" style:font-weight-asian="normal" style:font-weight-complex="normal"/>
    </style:style>
    <style:style style:name="P32" style:family="paragraph" style:parent-style-name="Header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ize="12pt" style:text-underline-style="none" fo:font-weight="bold" style:font-weight-asian="bold" style:font-weight-complex="bold"/>
    </style:style>
    <style:style style:name="P33" style:family="paragraph" style:parent-style-name="Header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italic" style:font-style-asian="italic"/>
    </style:style>
    <style:style style:name="P35" style:family="paragraph" style:parent-style-name="Standard">
      <style:paragraph-properties loext:contextual-spacing="false" fo:margin-left="0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</style:style>
    <style:style style:name="P36" style:family="paragraph" style:parent-style-name="Standard">
      <style:paragraph-properties loext:contextual-spacing="false" fo:margin-left="0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37" style:family="paragraph" style:parent-style-name="Standard">
      <style:paragraph-properties loext:contextual-spacing="false" fo:margin-left="0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fo:color="#330033" fo:font-size="12pt" style:font-size-asian="12pt" style:font-size-complex="12pt"/>
    </style:style>
    <style:style style:name="P38" style:family="paragraph" style:parent-style-name="Standard">
      <style:paragraph-properties loext:contextual-spacing="false" fo:margin-left="0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39" style:family="paragraph" style:parent-style-name="Standard">
      <style:paragraph-properties loext:contextual-spacing="false" fo:margin-left="0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Header">
      <style:paragraph-properties loext:contextual-spacing="false" fo:margin-left="0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</style:style>
    <style:style style:name="P41" style:family="paragraph" style:parent-style-name="Header">
      <style:paragraph-properties loext:contextual-spacing="false" fo:margin-left="0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officeooo:paragraph-rsid="001134c7"/>
    </style:style>
    <style:style style:name="P42" style:family="paragraph" style:parent-style-name="Header">
      <style:paragraph-properties loext:contextual-spacing="false" fo:margin-left="0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3" style:family="paragraph" style:parent-style-name="Header">
      <style:paragraph-properties loext:contextual-spacing="false" fo:margin-left="0cm" fo:margin-right="0cm" fo:margin-top="0cm" fo:margin-bottom="0.212cm" style:contextual-spacing="false" fo:text-align="justify" style:justify-single-word="false" fo:text-indent="0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44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font-style="italic" style:font-style-asian="italic" style:font-style-complex="italic"/>
    </style:style>
    <style:style style:name="P45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font-style="italic" officeooo:paragraph-rsid="001d549f" style:font-style-asian="italic" style:font-style-complex="italic"/>
    </style:style>
    <style:style style:name="P46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font-style="italic" officeooo:rsid="001d549f" officeooo:paragraph-rsid="001d549f" style:font-style-asian="italic" style:font-style-complex="italic"/>
    </style:style>
    <style:style style:name="P47" style:family="paragraph" style:parent-style-name="Standard" style:list-style-name="WW8Num1">
      <style:paragraph-properties fo:margin-left="0cm" fo:margin-right="0cm" fo:text-indent="0cm" style:auto-text-indent="false" fo:padding-left="0.141cm" fo:padding-right="0.141cm" fo:padding-top="0.035cm" fo:padding-bottom="0.035cm" fo:border="0.06pt solid #000000"/>
      <style:text-properties fo:font-style="italic" style:font-style-asian="italic"/>
    </style:style>
    <style:style style:name="P48" style:family="paragraph" style:parent-style-name="Standard" style:list-style-name="WW8Num1">
      <style:paragraph-properties fo:margin-left="0cm" fo:margin-right="0cm" fo:text-indent="0cm" style:auto-text-indent="false">
        <style:tab-stops/>
      </style:paragraph-properties>
    </style:style>
    <style:style style:name="P49" style:family="paragraph" style:parent-style-name="Standard" style:list-style-name="WW8Num1">
      <style:paragraph-properties loext:contextual-spacing="false"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50" style:family="paragraph" style:parent-style-name="Standard" style:list-style-name="WW8Num1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51" style:family="paragraph" style:parent-style-name="Standard" style:list-style-name="L1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52" style:family="paragraph" style:parent-style-name="Standard" style:master-page-name="Standard">
      <style:paragraph-properties style:page-number="auto"/>
      <style:text-properties fo:font-style="italic" fo:font-weight="bold" officeooo:paragraph-rsid="0022c2ee" style:font-style-asian="italic" style:font-weight-asian="bold"/>
    </style:style>
    <style:style style:name="P53" style:family="paragraph" style:parent-style-name="Header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ize="12pt" style:text-underline-style="none" fo:font-weight="normal" officeooo:rsid="00163751" officeooo:paragraph-rsid="00163751" style:font-weight-asian="normal" style:font-weight-complex="normal"/>
    </style:style>
    <style:style style:name="P54" style:family="paragraph" style:parent-style-name="Header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font-size="12pt" style:text-underline-style="none" fo:font-weight="normal" officeooo:paragraph-rsid="0023d0e5" style:font-weight-asian="normal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fr" style:country-asian="F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/>
    </style:style>
    <style:style style:name="T5" style:family="text">
      <style:text-properties style:font-name="Webdings" fo:font-size="16pt" fo:font-style="italic" style:text-underline-style="none" fo:font-weight="bold" style:font-size-asian="16pt" style:font-style-asian="italic" style:font-weight-asian="bold"/>
    </style:style>
    <style:style style:name="T6" style:family="text">
      <style:text-properties style:font-name="Times New Roman1" fo:font-size="12pt" style:text-underline-style="none" fo:font-weight="normal" style:font-weight-asian="normal" style:font-weight-complex="normal"/>
    </style:style>
    <style:style style:name="T7" style:family="text">
      <style:text-properties fo:font-size="12pt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d549f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34c7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officeooo:rsid="0011b70b"/>
    </style:style>
    <style:style style:name="T1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7" style:family="text">
      <style:text-properties style:text-position="sub 58%"/>
    </style:style>
    <style:style style:name="T18" style:family="text">
      <style:text-properties style:text-outline="false" fo:text-shadow="none"/>
    </style:style>
    <style:style style:name="T19" style:family="text">
      <style:text-properties officeooo:rsid="00117177"/>
    </style:style>
    <style:style style:name="T20" style:family="text">
      <style:text-properties officeooo:rsid="0011b70b"/>
    </style:style>
    <style:style style:name="T21" style:family="text">
      <style:text-properties officeooo:rsid="0012ab3f"/>
    </style:style>
    <style:style style:name="T22" style:family="text">
      <style:text-properties officeooo:rsid="001d549f"/>
    </style:style>
    <style:style style:name="T23" style:family="text">
      <style:text-properties officeooo:rsid="001e5db2"/>
    </style:style>
    <style:style style:name="T24" style:family="text">
      <style:text-properties officeooo:rsid="00223877"/>
    </style:style>
    <style:style style:name="T25" style:family="text">
      <style:text-properties officeooo:rsid="0022c2ee"/>
    </style:style>
    <style:style style:name="T26" style:family="text">
      <style:text-properties officeooo:rsid="0023d0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25">&lt;</text:span></text:p>
      <text:p text:style-name="P21">Objectifs : </text:p>
      <text:p text:style-name="P21"/>
      <text:p text:style-name="P22">Mettre en oeuvre le système</text:p>
      <text:p text:style-name="P22">Valider le fonctionnement par des essais et une mise en oeuvre de la console de maintenance</text:p>
      <text:p text:style-name="P22">Valider le fonctionnement de la communication type CAN entre les différents modules <text:s text:c="2"/></text:p>
      <text:p text:style-name="P22"/>
      <text:p text:style-name="P21">Compétences visées :</text:p>
      <text:p text:style-name="P21"/>
      <text:list xml:id="list6965591571815947197" text:style-name="WW8Num1">
        <text:list-item>
          <text:p text:style-name="P47">T1 : Effectuer des tests en conformité avec une procédure établie sur un équipement ou un produit</text:p>
        </text:list-item>
        <text:list-item>
          <text:p text:style-name="P47">M1 : Installer et configurer un nouvel équipement ou produit</text:p>
        </text:list-item>
        <text:list-item>
          <text:p text:style-name="P47">M2 : Valider le bon fonctionnement de l’équipement ou produit</text:p>
        </text:list-item>
      </text:list>
      <text:p text:style-name="P22"/>
      <text:p text:style-name="P21">Matériels et documents à disposition :</text:p>
      <text:p text:style-name="P21"/>
      <text:list xml:id="list31734971" text:continue-list="list6965591571815947197" text:style-name="WW8Num1">
        <text:list-item text:start-value="1">
          <text:p text:style-name="P47">Les documents généraux du système</text:p>
        </text:list-item>
        <text:list-item>
          <text:p text:style-name="P47">Les documents de présentation pour l'application industriel </text:p>
        </text:list-item>
        <text:list-item>
          <text:p text:style-name="P47">Les documents des modules CAN de la société MAT ELECTRONIQUE</text:p>
        </text:list-item>
        <text:list-item>
          <text:p text:style-name="P47">Les modules électroniques de la société MAT ELECTRONIQUE</text:p>
        </text:list-item>
        <text:list-item>
          <text:p text:style-name="P47">Les sources en langage C des modules électroniques</text:p>
        </text:list-item>
        <text:list-item>
          <text:p text:style-name="P47">1 câble série : PC &lt;--&gt; module</text:p>
        </text:list-item>
        <text:list-item>
          <text:p text:style-name="P47">logiciel de supervision (console de maintenance), logiciel CAN espion...</text:p>
          <text:p text:style-name="P47"/>
        </text:list-item>
      </text:list>
      <text:p text:style-name="P34"/>
      <text:p text:style-name="P13">Conseil : parcourir l’ensemble des documents avant de se lancer….</text:p>
      <text:p text:style-name="P14"/>
      <text:p text:style-name="P15">Attention : rédiger un compte-rendu soigné ( système servant de support aux CCF )</text:p>
      <text:p text:style-name="P15"/>
      <table:table table:name="Tableau4" table:style-name="Tableau4">
        <table:table-column table:style-name="Tableau4.A"/>
        <table:table-header-rows>
          <table:table-row>
            <table:table-cell table:style-name="Tableau4.A1" office:value-type="string">
              <text:p text:style-name="P3">Travail à effectuer</text:p>
            </table:table-cell>
          </table:table-row>
        </table:table-header-rows>
        <table:table-row>
          <table:table-cell table:style-name="Tableau4.A2" office:value-type="string">
            <text:p text:style-name="P12"/>
            <text:p text:style-name="P12">Prendre connaissance du diaporama de présentation.</text:p>
            <text:p text:style-name="P12"/>
            <text:p text:style-name="P4"><text:span text:style-name="T9">A - Repérer les différents modules </text:span>:</text:p>
            <text:p text:style-name="P5"/>
            <text:list xml:id="list31721785" text:continue-list="list31734971" text:style-name="WW8Num1">
              <text:list-item text:start-value="1">
                <text:p text:style-name="P48">Énergie</text:p>
              </text:list-item>
              <text:list-item>
                <text:p text:style-name="P48">Contrôle</text:p>
              </text:list-item>
              <text:list-item>
                <text:p text:style-name="P49">Éclairage</text:p>
              </text:list-item>
              <text:list-item>
                <text:p text:style-name="P50">Luminosité</text:p>
              </text:list-item>
              <text:list-item>
                <text:p text:style-name="P50">Passerelle CAN/HF et analyseur</text:p>
              </text:list-item>
              <text:list-item>
                <text:p text:style-name="P50">Moteur</text:p>
              </text:list-item>
            </text:list>
            <text:p text:style-name="P23"/>
            <text:p text:style-name="P23">Indiquer <text:span text:style-name="T9">succinctement</text:span> le rôle de chaque module ( consulter la documentation fournie ).</text:p>
            <text:p text:style-name="P23"/>
            <text:p text:style-name="P23"/>
            <text:p text:style-name="P23"/>
            <text:p text:style-name="P23"/>
            <text:p text:style-name="P42"><text:soft-page-break/>B – Mettre en service les modules :</text:p>
            <text:p text:style-name="P43"/>
            <text:p text:style-name="P43">1 - Module Energie :</text:p>
            <text:p text:style-name="P41"><text:span text:style-name="T11">Identifier les éléments reliés à ce module. </text:span><text:span text:style-name="T12">Relier l'alimentation et le panneau solaire.</text:span><text:span text:style-name="T11"> </text:span></text:p>
            <text:p text:style-name="P41"><text:span text:style-name="T12">P</text:span><text:span text:style-name="T11">o</text:span>sitionner les cavaliers sur la carte. </text:p>
            <text:p text:style-name="P23">Mesurer les tensions +Vbat et +Velec présentes sur les fiches DIN permettant l'interconnexion des modules à l'aide du câble adaptateur DIN/BANANES et vérifier la cohérence des valeurs obtenues.</text:p>
            <text:p text:style-name="P23"/>
            <text:p text:style-name="P40">Mesurer Velec<text:span text:style-name="T17">min</text:span> et Velec<text:span text:style-name="T17">max</text:span>; Régler à Velec<text:span text:style-name="T17">max</text:span>.</text:p>
            <text:p text:style-name="P29">Effectuer le réglage nécessaire pour provoquer la coupure de l'alimentation +Vbat <text:s/>pour une tension de batterie inférieure ou égale à 11V.</text:p>
            <text:list xml:id="list5790764948600579533" text:style-name="L1">
              <text:list-header>
                <text:p text:style-name="P51"/>
              </text:list-header>
            </text:list>
            <text:p text:style-name="P24"><text:span text:style-name="T14">2 – Câbler les autres modules</text:span><text:span text:style-name="T13"> <text:s/></text:span><text:span text:style-name="T15">( </text:span><text:span text:style-name="T4">Attention ! </text:span><text:span text:style-name="T5"></text:span><text:span text:style-name="T4"> - câbler hors tension</text:span><text:span text:style-name="T13"> </text:span><text:span text:style-name="T15">) </text:span>et positionner les cavaliers.</text:p>
            <text:p text:style-name="P23"/>
            <text:p text:style-name="P24"><text:span text:style-name="T20">Attention : t</text:span>erminer chaque extrémité du bus avec une résistance de 120 ohms.</text:p>
            <text:p text:style-name="P24"/>
            <text:p text:style-name="P24">Régler le module éclairage afin d'obtenir le maximum possible de luminosité des leds. </text:p>
            <text:p text:style-name="P24"/>
            <text:p text:style-name="P23"/>
            <text:p text:style-name="P17"/>
            <text:p text:style-name="P18">3 – Charger le programme adéquat dans <text:span text:style-name="T19">l</text:span>e<text:span text:style-name="T19">s</text:span> microcontrôleur<text:span text:style-name="T19">s de la carte CAN/HF .</text:span></text:p>
            <text:p text:style-name="P19"/>
            <text:p text:style-name="P20">Méthodologie : Utiliser le logiciel ccsload, Charger le fichier programme .Hex. </text:p>
            <text:p text:style-name="P45"><text:span text:style-name="T22">- Le programme du Pic qui gère la HF se trouve dans le répertoire « c</text:span><text:span text:style-name="T10">arte_can_hf_pic hf</text:span><text:span text:style-name="T22"> »</text:span></text:p>
            <text:p text:style-name="P44"><text:span text:style-name="T22">- Ne pas oublier de retirer le cavalier NICD avant de connecter le module ICD</text:span>.</text:p>
            <text:p text:style-name="P46">- Repérer le connecteur ICD à utiliser (schéma de la carte,<text:span text:style-name="T24">CON1 ou CON2</text:span>) </text:p>
            <text:p text:style-name="P23"/>
            <text:p text:style-name="P23"/>
            <text:p text:style-name="P25">C – Valider le fonctionnement </text:p>
            <text:p text:style-name="P23"/>
            <text:p text:style-name="P23"/>
            <text:p text:style-name="P26"><text:span text:style-name="T9">1 - Mettre en service l'ensemble à l'aide du module de contrôle commandé par le clavier en mode manuel :</text:span> </text:p>
            <text:p text:style-name="P23"/>
            <text:p text:style-name="P23">Valider le fonctionnement <text:span text:style-name="T20">des cartes Eclairage et Moteur</text:span></text:p>
            <text:p text:style-name="P23">Noter le rôle des leds bicolores présentes sur le module moteur.</text:p>
            <text:p text:style-name="P23">Régler le module éclairage afin d'obtenir le maximum possible de luminosité des leds. </text:p>
            <text:p text:style-name="P23"/>
            <text:p text:style-name="P23"/>
            <text:p text:style-name="P23"/>
            <text:p text:style-name="P23"/>
            <text:p text:style-name="P27"><text:soft-page-break/>2 – <text:span text:style-name="T21">Configurer le module de Contrôle en mode automatique et m</text:span>ettre en service l'ensemble avec le logiciel « console de maintenance » :</text:p>
            <text:p text:style-name="P6"/>
            <text:p text:style-name="P5"><text:span text:style-name="T6">R</text:span><text:span text:style-name="T7">accorder le module de contrôle à un PC en utilisant la liaison série prévue à cet effet. Sur le PC le logiciel de supervision permet d’observer et de commander le système.</text:span></text:p>
            <text:p text:style-name="P7"/>
            <text:p text:style-name="P8"/>
            <text:p text:style-name="P8">Identifier tous les paramètres disponibles sur le pupitre de commande. Faire différents essais, par exemple faire varier l'intensité lumineuse reçue au niveau du panneau et justifier les valeurs numériques apparaissant à l'écran.</text:p>
            <text:p text:style-name="P8"><text:span text:style-name="T20">Effectuer les réglages nécessaires afin de valider l'affichage des valeurs des tensions Batterie et Panneau.</text:span><text:line-break/></text:p>
            <text:p text:style-name="P9">Passer en mode de contrôle manuel à l'aide du clavier du module de contrôle. Que constate-t-on au niveau de la console de maintenance ?</text:p>
            <text:p text:style-name="P9"/>
            <text:p text:style-name="P7"><text:span text:style-name="T21">En</text:span> mode automatique, comment s'effectue le positionnement automatique du panneau par rapport au soleil. Sur quel paramètres l'opérateur peut-il jouer ? Effectuer <text:span text:style-name="T21">quelques </text:span>essais <text:span text:style-name="T21">( attention, le fonctionnement peut paraître incorrect à cause des diverses sources lumineuses présentes dans la salle de TP )</text:span>.</text:p>
            <text:p text:style-name="P7"/>
            <text:p text:style-name="P7">A l'installation du panneau, comment devez-vous l'orienter afin d'obtenir un fonctionnement correct ? <text:s/></text:p>
            <text:p text:style-name="P7"/>
            <text:p text:style-name="P11">D - Evaluer la durée d'autonomie de l'ensemble :</text:p>
            <text:p text:style-name="P10"/>
            <text:p text:style-name="P10">Mesurer le courant consommé par l'ensemble :</text:p>
            <text:p text:style-name="P10"/>
            <text:p text:style-name="P10"><text:tab/>- lorsque toutes les leds ( éclairage + signalisation présence alimentation ) sont éteintes </text:p>
            <text:p text:style-name="P10"><text:tab/>- lorsque toutes les leds éclairage éclairent à luminosité maximale + leds de présence alimentation</text:p>
            <text:p text:style-name="P10"><text:tab/><text:span text:style-name="T21">- lorsque le panneau se déplace en élévation</text:span></text:p>
            <text:p text:style-name="P10"/>
            <text:p text:style-name="P10">Evaluer dans chaque cas l'autonomie du système sur batterie. </text:p>
            <text:p text:style-name="P10"/>
            <text:p text:style-name="P30"><text:span text:style-name="T16">E - Valider le fonctionnement du bus CAN :</text:span><text:span text:style-name="T8"><text:line-break/></text:span></text:p>
            <text:p text:style-name="P30"><text:span text:style-name="T9">1 - Se placer en mode de contrôle automatique :</text:span> </text:p>
            <text:p text:style-name="P30">Y-a-t-il une activité sur le bus CAN ? Comment le savoir ? Comment justifier cette activité ? A quoi correspond-t-elle ?</text:p>
            <text:p text:style-name="P30"/>
            <text:p text:style-name="P30">( Voir la documentation relative au module de contrôle )</text:p>
            <text:p text:style-name="P30"/>
            <text:p text:style-name="P32">2 - Se placer en mode de contrôle manuel :</text:p>
            <text:p text:style-name="P54">A priori, y-a-t-il une activité sur le bus CAN ? <text:s text:c="4"/><text:span text:style-name="T26">I</text:span></text:p>
            <text:p text:style-name="P30">Comment peut-on provoquer une activité ? Faire des essais. Conclusion ?</text:p>
            <text:p text:style-name="P30"/>
            <text:p text:style-name="P30"><text:soft-page-break/></text:p>
            <text:p text:style-name="P32"/>
            <text:p text:style-name="P32">3 - Espionnons le bus CAN et les trames qui y circulent :</text:p>
            <text:p text:style-name="P30"/>
            <text:p text:style-name="P30">Se placer en mode de contrôle automatique afin d'obtenir une circulation automatique des trames sur le bus. <text:s/></text:p>
            <text:p text:style-name="P35">Mettre en oeuvre le logiciel « Analyseur CAN » et analyser le fonctionnement du système : </text:p>
            <text:p text:style-name="P35"/>
            <text:p text:style-name="P35">Relever les <text:span text:style-name="T9">différents identifiants</text:span> des trames circulant sur le bus.</text:p>
            <text:p text:style-name="P35">Indiquer quelles trames sont des <text:span text:style-name="T9">trames de requête</text:span> et identifier le module auquel elles s'adressent.</text:p>
            <text:p text:style-name="P35">Indiquer quelles trames sont des <text:span text:style-name="T9">trames de commande</text:span> et identifier le module auquel elles s'adressent.</text:p>
            <text:p text:style-name="P35">Indiquer quelles trames sont des <text:span text:style-name="T9">trames de réponse</text:span> et identifier le module qui les envoi<text:span text:style-name="T23">e</text:span>.</text:p>
            <text:p text:style-name="P35">Noter la périodicité des différentes trames.</text:p>
            <text:p text:style-name="P35">Indiquer comment un technicien peut détecter un dysfonctionnement d'un des modules.</text:p>
            <text:p text:style-name="P35"/>
            <text:p text:style-name="P35">Repérer une trame dont l'identifiant correspond à une requête vers le module énergie, puis la trame correspondant à la réponse du module énergie. Noter le contenu du champ de données de cette trame de réponse. De combien d'octets ce champ de données se compose-t-il ? Donner la signification de ces octets.</text:p>
            <text:p text:style-name="P35"/>
            <text:p text:style-name="P35">Procéder de même dans le cas d'un dialogue vers le module moteur ( requête + réponse ).</text:p>
            <text:p text:style-name="P39"/>
            <text:p text:style-name="P30"><text:span text:style-name="T9">4 – Envoyons nos propres trames sur le bus CAN</text:span> </text:p>
            <text:p text:style-name="P30"/>
            <text:p text:style-name="P30">Passer maintenant en mode de contrôle manuel. Que constatons-nous au niveau de l'espionnage ?</text:p>
            <text:p text:style-name="P30"/>
            <text:p text:style-name="P30">Nous allons piloter l'allumage des leds du module Éclairage en envoyant notre propre trame de commande. </text:p>
            <text:p text:style-name="P30"/>
            <text:p text:style-name="P30">Repérer l'identifiant correspondant, puis constuire le champ de données correspondant à l'éclairage souhaité et essayer différents cas.</text:p>
            <text:p text:style-name="P30"/>
            <text:p text:style-name="P30">Nous allons piloter le déplacement du panneau solaire en envoyant notre propre trame de commande. </text:p>
            <text:p text:style-name="P30">Repérer l'identifiant correspondant à une commande de déplacement. Construire le champ de données correspondant au déplacement souhaité et essayer différents cas.</text:p>
            <text:p text:style-name="P30"/>
            <text:p text:style-name="P30"/>
            <text:p text:style-name="P30"/>
            <text:p text:style-name="P30"/>
            <text:p text:style-name="P30"><text:soft-page-break/></text:p>
            <text:p text:style-name="P30"><text:line-break/><text:span text:style-name="T16">F – Effectuer des mesures électriques et temporelles sur le bus CAN et valider son fonctionnement :</text:span></text:p>
            <text:p text:style-name="P30"/>
            <text:p text:style-name="P32">1 - Se placer en mode de contrôle automatique</text:p>
            <text:p text:style-name="P30"/>
            <text:p text:style-name="P30">Relever à l'oscilloscope VCAN+ et VCAN- en concordance des temps. </text:p>
            <text:p text:style-name="P30"><text:span text:style-name="T3">Remarque : utiliser les oscilloscopes AGILENT afin d'obtenir une grande profondeur mémoire.</text:span> Mémoriser une trame de requête.</text:p>
            <text:p text:style-name="P30"/>
            <text:p text:style-name="P30">Mesurer les différents niveaux électriques présents en VCAN+ et VCAN- et comparer à la norme CAN.</text:p>
            <text:p text:style-name="P30"/>
            <text:p text:style-name="P30">Identifier les niveaux récessif et dominant. Y associer les niveaux logiques correspondants.</text:p>
            <text:p text:style-name="P30"/>
            <text:p text:style-name="P30">Mesurer la vitesse de transmission. Mesurer la durée de la trame et vérifier par le calcul en tenant compte de la longueur de la trame.</text:p>
            <text:p text:style-name="P30">Sur quel type de bus sommes-nous ? ( High Speed ? Low Speed ? CAN Standard 2.0A ? CAN Etendu 2.0 B ? )</text:p>
            <text:p text:style-name="P30"/>
            <text:p text:style-name="P30">Relever à l'oscilloscope ( VCAN+ - VCAN- ) et vérifier la cohérence des niveaux électriques mesurés.</text:p>
            <text:p text:style-name="P30"/>
            <text:p text:style-name="P30">Bien repérer les niveaux récessif et dominant et faire l'association avec les niveaux logiques correspondants</text:p>
            <text:p text:style-name="P30"/>
            <text:p text:style-name="P33">Remarque : utiliser les 2 possibilités pour relever la tension différentielle du bus : par utilisation de la fonction Math du scope ou par l'utilisation d'un sonde différentielle. Quelle méthode donne le meilleur résultat ? </text:p>
            <text:p text:style-name="P30"/>
            <text:p text:style-name="P30">Analyser le contenu de la trame de requête mémorisée : décoder son identifiant et déterminer à quel module s'adresse cette requête.</text:p>
            <text:p text:style-name="P30"/>
            <text:p text:style-name="P53">Configurer l'oscilloscope Agilent DSO-X 2002A pour effectuer un décodage des trames CAN et vérifier les valeurs des identifiants circulant sur le bus, ainsi que le contenu d'au moins 1 trame de données.</text:p>
            <text:p text:style-name="P31"/>
            <text:p text:style-name="P30"/>
            <text:p text:style-name="P36">2 - Se placer en mode de commande manuel :</text:p>
            <text:p text:style-name="P35"/>
            <text:p text:style-name="P35">Envoyer sur le bus une trame de requête au module moteur et en effectuer l'acquisition à l'oscilloscope. Analyser l'identifiant et vérifier la cohérence avec la trame envoyée.</text:p>
            <text:p text:style-name="P35">Envoyer sur le bus une trame de requête au module moteur et effectuer l'acquisition à l'oscilloscope de la trame de requête et de la trame de réponse. Est-ce possible ? Pourquoi ?</text:p>
            <text:p text:style-name="P35">Vérifier la cohérence des trames ( identifiant requête + identifiant réponse ).</text:p>
            <text:p text:style-name="P35"><text:soft-page-break/>Mesurer la longueur de la trame de requête, de la trame de réponse et justifier la différence temporelle.</text:p>
            <text:p text:style-name="P35"/>
            <text:p text:style-name="P35"/>
            <text:p text:style-name="P35"/>
            <text:p text:style-name="P38">3 - Influence de la longueur du bus et de la résistance de terminaison du bus :</text:p>
            <text:p text:style-name="P23"/>
            <text:p text:style-name="P23">Rallonger sur une extrémité du bus les signaux VCAN+ et VCAN- (ne pas oublier de charger avec la résistance de terminaison cette nouvelle extrémité du bus).</text:p>
            <text:p text:style-name="P23"/>
            <text:p text:style-name="P23">Déterminer le temps de propagation engendré par la bobine (relever à l'aide des sondes différentielles les signaux <text:span text:style-name="T18">VCAN+ - VCAN-</text:span> avant et après la bobine).</text:p>
            <text:p text:style-name="P23"/>
            <text:p text:style-name="P23">Déduire de la durée précédente la faisabilité de la transmission sur cette longueur de bus.</text:p>
            <text:p text:style-name="P23"/>
            <text:p text:style-name="P23">Calculer la longueur du bus en supposant le coefficient de vélocité égal à 0,66. Comparer à la norme.</text:p>
            <text:p text:style-name="P23"/>
            <text:p text:style-name="P23">Ouvrir le bus (enlever la résistance de terminaison) et constater l'influence sur la transmission.</text:p>
            <text:p text:style-name="P23"/>
            <text:p text:style-name="P23">Faire varier la résistance de terminaison entre 0 et 470 ohms et constater l'influence sur la transmission.</text:p>
            <text:p text:style-name="P28"/>
            <text:p text:style-name="P23">Relever la valeur pour laquelle la qualité de la transmission est la meilleure. Conclusion ? </text:p>
            <text:p text:style-name="P3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Tahoma1" svg:font-family="Tahoma"/>
    <style:font-face style:name="Times New Roman1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4.445cm" text:min-label-width="0.635cm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8.255cm" text:min-label-width="0.635cm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4cm" table:align="margins" style:writing-mode="lr-tb"/>
    </style:style>
    <style:style style:name="Tableau1.A" style:family="table-column">
      <style:table-column-properties style:column-width="13.979cm" style:rel-column-width="50882*"/>
    </style:style>
    <style:style style:name="Tableau1.B" style:family="table-column">
      <style:table-column-properties style:column-width="4.025cm" style:rel-column-width="1465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style:style style:name="MP2" style:family="paragraph" style:parent-style-name="Header">
      <style:text-properties fo:font-size="14pt" fo:font-weight="bold" style:font-size-asian="14pt" style:font-weight-asian="bold"/>
    </style:style>
    <style:style style:name="MP3" style:family="paragraph" style:parent-style-name="Footer">
      <style:paragraph-properties fo:padding="0.049cm" fo:border="0.51pt solid #000000" style:shadow="none"/>
    </style:style>
    <style:style style:name="MT1" style:family="text">
      <style:text-properties fo:font-size="10pt" style:font-size-asian="10pt" style:language-asian="fr" style:country-asian="FR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801cm" fo:margin-bottom="1.801cm" fo:margin-left="1.501cm" fo:margin-right="1.501cm" style:shadow="none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0.508cm" fo:margin-left="0cm" fo:margin-right="0cm" fo:margin-bottom="0cm" style:dynamic-spacing="true"/>
      </style:header-style>
      <style:footer-style>
        <style:header-footer-properties fo:min-height="0.508cm" fo:margin-left="0cm" fo:margin-right="0cm" fo:margin-top="0cm" style:dynamic-spacing="tru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header-rows>
            <table:table-row>
              <table:table-cell table:style-name="Tableau1.A1" office:value-type="string">
                <text:p text:style-name="MP1">SYSTEME – Source d'énergie autonome -</text:p>
                <text:p text:style-name="MP1">Application: « industrielle »</text:p>
                <text:p text:style-name="MP1">Valider le fonctionnement du bus CAN</text:p>
              </table:table-cell>
              <table:table-cell table:style-name="Tableau1.B1" office:value-type="string">
                <text:p text:style-name="Table_20_Contents"><draw:frame draw:style-name="Mfr1" draw:name="Image2" text:anchor-type="paragraph" svg:width="2.494cm" svg:height="1.513cm" draw:z-index="5"><draw:image xlink:href="Pictures/10000000000004000000030097C6BA64.jpg" xlink:type="simple" xlink:show="embed" xlink:actuate="onLoad"/></draw:frame></text:p>
              </table:table-cell>
            </table:table-row>
          </table:table-header-rows>
        </table:table>
        <text:p text:style-name="MP2"/>
      </style:header>
      <style:footer>
        <text:p text:style-name="MP3"><text:span text:style-name="MT1"><text:file-name text:display="name-and-extension">TP_03_ver_2016_appli_industrielle.odt</text:file-name></text:span><text:span text:style-name="MT2"><text:tab/> <text:s/></text:span><text:span text:style-name="MT1"><text:tab/>- </text:span><text:span text:style-name="MT1"><text:page-number text:select-page="current">6</text:page-number></text:span><text:span text:style-name="MT1">/</text:span><text:span text:style-name="MT1"><text:page-count>6</text:page-count></text:span><text:span text:style-name="MT1"> -</text:span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anne marie</meta:initial-creator>
    <meta:creation-date>2004-11-27T20:27:00</meta:creation-date>
    <dc:date>2016-03-15T11:54:24.27</dc:date>
    <meta:print-date>2016-03-15T08:31:54.68</meta:print-date>
    <dc:language>fr-FR</dc:language>
    <meta:editing-cycles>91</meta:editing-cycles>
    <meta:editing-duration>PT10H52M58S</meta:editing-duration>
    <meta:document-statistic meta:table-count="2" meta:image-count="1" meta:object-count="0" meta:page-count="6" meta:paragraph-count="118" meta:word-count="1591" meta:character-count="9768" meta:non-whitespace-character-count="8262"/>
    <meta:user-defined meta:name="Info 1"/>
    <meta:user-defined meta:name="Info 2"/>
    <meta:user-defined meta:name="Info 3"/>
    <meta:user-defined meta:name="Info 4"/>
  </office:meta>
</office:document-meta>
</file>